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5dcb" officeooo:paragraph-rsid="00115dcb"/>
    </style:style>
    <style:style style:name="P2" style:family="paragraph" style:parent-style-name="Heading_20_1">
      <style:text-properties officeooo:rsid="00115dcb" officeooo:paragraph-rsid="00115d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Req 1</text:h>
      <text:p text:style-name="P1">Je veux pouvoir programmer des plages d'arrosage distinctes entre les différents jours de la semaine</text:p>
      <text:p text:style-name="P1">La programmation consiste à choisir le jour, l'heure de départ et la durée.</text:p>
      <text:h text:style-name="Heading_20_1" text:outline-level="1">Req 2</text:h>
      <text:p text:style-name="P1">Je veux pouvoir désactiver un arrosage sans effacer la configuration.</text:p>
      <text:h text:style-name="Heading_20_1" text:outline-level="1">Req 3</text:h>
      <text:p text:style-name="P1">Je veux pouvoir forcer un arrosage manuellement.</text:p>
      <text:h text:style-name="Heading_20_1" text:outline-level="1">Req 4</text:h>
      <text:p text:style-name="P1">Si un arrosage est en cours (manuel ou forcé), je veux pouvoir le stopper manuellemen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23S</meta:editing-duration>
    <meta:editing-cycles>3</meta:editing-cycles>
    <meta:generator>LibreOffice/5.0.6.3$Windows_x86 LibreOffice_project/490fc03b25318460cfc54456516ea2519c11d1aa</meta:generator>
    <dc:date>2016-08-30T07:55:29.887000000</dc:date>
    <meta:document-statistic meta:table-count="0" meta:image-count="0" meta:object-count="0" meta:page-count="1" meta:paragraph-count="9" meta:word-count="68" meta:character-count="399" meta:non-whitespace-character-count="340"/>
    <meta:user-defined meta:name="Info 1"/>
    <meta:user-defined meta:name="Info 2"/>
    <meta:user-defined meta:name="Info 3"/>
    <meta:user-defined meta:name="Info 4"/>
  </office:meta>
</office:document-meta>
</file>